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" fo:font-size="18pt" officeooo:rsid="001ebea4" officeooo:paragraph-rsid="001ebea4" style:font-size-asian="15.75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4pt" officeooo:rsid="002cf12b" officeooo:paragraph-rsid="002cf12b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14pt" fo:font-weight="normal" officeooo:rsid="001ebea4" officeooo:paragraph-rsid="001ebea4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4pt" fo:font-weight="normal" officeooo:rsid="002cd3d3" officeooo:paragraph-rsid="002cd3d3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4pt" officeooo:rsid="001ebea4" officeooo:paragraph-rsid="001ebea4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4pt" officeooo:rsid="001eccd4" officeooo:paragraph-rsid="001eccd4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4pt" officeooo:rsid="0020af3a" officeooo:paragraph-rsid="0020af3a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4pt" officeooo:rsid="00224d56" officeooo:paragraph-rsid="00224d56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4pt" officeooo:paragraph-rsid="0029f625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4pt" officeooo:rsid="0026b3d4" officeooo:paragraph-rsid="0026b3d4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4pt" officeooo:rsid="00257f94" officeooo:paragraph-rsid="00257f94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4pt" officeooo:rsid="0029f625" officeooo:paragraph-rsid="0029f625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4pt" officeooo:rsid="002cd3d3" officeooo:paragraph-rsid="002cd3d3" style:font-size-asian="14pt" style:font-size-complex="14pt"/>
    </style:style>
    <style:style style:name="T1" style:family="text">
      <style:text-properties officeooo:rsid="00224d56"/>
    </style:style>
    <style:style style:name="T2" style:family="text">
      <style:text-properties officeooo:rsid="0023ee80"/>
    </style:style>
    <style:style style:name="T3" style:family="text">
      <style:text-properties officeooo:rsid="0026b3d4"/>
    </style:style>
    <style:style style:name="T4" style:family="text">
      <style:text-properties officeooo:rsid="00289c86"/>
    </style:style>
    <style:style style:name="T5" style:family="text">
      <style:text-properties officeooo:rsid="0029f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recette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Attendu</text:p>
          </table:table-cell>
          <table:table-cell table:style-name="Tableau1.A1" office:value-type="string">
            <text:p text:style-name="P6">Action</text:p>
          </table:table-cell>
          <table:table-cell table:style-name="Tableau1.C1" office:value-type="string">
            <text:p text:style-name="P6">Résultat</text:p>
          </table:table-cell>
        </table:table-row>
        <table:table-row>
          <table:table-cell table:style-name="Tableau1.A2" office:value-type="string">
            <text:p text:style-name="P7"><text:span text:style-name="T3">Accès</text:span> au site</text:p>
          </table:table-cell>
          <table:table-cell table:style-name="Tableau1.A2" office:value-type="string">
            <text:p text:style-name="P7">Connexion a <text:span text:style-name="T4">L’IP</text:span> de la VM serveur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7"><text:span text:style-name="T3">Accès</text:span> a la BDD</text:p>
          </table:table-cell>
          <table:table-cell table:style-name="Tableau1.A2" office:value-type="string">
            <text:p text:style-name="P7">Connexion a phpmyadmin via l IP de la VM serveur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>Connexion au site via un formulaire</text:p>
          </table:table-cell>
          <table:table-cell table:style-name="Tableau1.A2" office:value-type="string">
            <text:p text:style-name="P8">Connexion avec <text:span text:style-name="T1">d</text:span>es identifiant <text:span text:style-name="T1">valide enregistrés en BDD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Relev<text:span text:style-name="T3">er</text:span> la température des capteurs</text:p>
          </table:table-cell>
          <table:table-cell table:style-name="Tableau1.A2" office:value-type="string">
            <text:p text:style-name="P9">Affichage de la <text:span text:style-name="T2">température</text:span> sur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9">Relever l’humidité du capteur</text:p>
          </table:table-cell>
          <table:table-cell table:style-name="Tableau1.A2" office:value-type="string">
            <text:p text:style-name="P9">Affichage de l’humidité sur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2">Stocker les données</text:p>
          </table:table-cell>
          <table:table-cell table:style-name="Tableau1.A2" office:value-type="string">
            <text:p text:style-name="P13">Enregistrer les relev<text:span text:style-name="T3">és</text:span> <text:span text:style-name="T3">en BDD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2">Consulter les données</text:p>
          </table:table-cell>
          <table:table-cell table:style-name="Tableau1.A2" office:value-type="string">
            <text:p text:style-name="P12">Afficher les données enregistrées en BDD et les affichées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4">Consulter l’état de la serre</text:p>
          </table:table-cell>
          <table:table-cell table:style-name="Tableau1.A2" office:value-type="string">
            <text:p text:style-name="P14">Consulter l’état de la serre sur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4">Paramétrer la régulation</text:p>
          </table:table-cell>
          <table:table-cell table:style-name="Tableau1.A2" office:value-type="string">
            <text:p text:style-name="P14">Paramétrer la régulation sur via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1"><text:span text:style-name="T5">stocker les paramètres</text:span></text:p>
          </table:table-cell>
          <table:table-cell table:style-name="Tableau1.A2" office:value-type="string">
            <text:p text:style-name="P14">Enregistrer les paramètres de régulation en BDD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Réguler brumisation</text:p>
          </table:table-cell>
          <table:table-cell table:style-name="Tableau1.A2" office:value-type="string">
            <text:p text:style-name="P15">Activer la brumisation via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Réguler chauffage</text:p>
          </table:table-cell>
          <table:table-cell table:style-name="Tableau1.A2" office:value-type="string">
            <text:p text:style-name="P15">Activer le Chauffage via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Réguler aération</text:p>
          </table:table-cell>
          <table:table-cell table:style-name="Tableau1.A2" office:value-type="string">
            <text:p text:style-name="P15">Activer l’aération via le site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Réguler arrosage</text:p>
          </table:table-cell>
          <table:table-cell table:style-name="Tableau1.A2" office:value-type="string">
            <text:p text:style-name="P15">Activer l’arrosage via le site</text:p>
          </table:table-cell>
          <table:table-cell table:style-name="Tableau1.C2" office:value-type="string">
            <text:p text:style-name="P2"/>
          </table:table-cell>
        </table:table-row>
      </table:table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3">Enregistre les actions</text:p>
          </table:table-cell>
          <table:table-cell table:style-name="Tableau2.A1" office:value-type="string">
            <text:p text:style-name="P3">Enregistrer en BDD quand une action de régulation est effectuer</text:p>
          </table:table-cell>
          <table:table-cell table:style-name="Tableau2.C1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Alerte par mail</text:p>
          </table:table-cell>
          <table:table-cell table:style-name="Tableau2.A2" office:value-type="string">
            <text:p text:style-name="P3">Envoyer un mail si jamais il y a un problème</text:p>
          </table:table-cell>
          <table:table-cell table:style-name="Tableau2.C2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4:31:34.816000000</meta:creation-date>
    <dc:date>2020-03-29T19:10:43.310000000</dc:date>
    <meta:editing-duration>PT18M13S</meta:editing-duration>
    <meta:editing-cycles>4</meta:editing-cycles>
    <meta:generator>LibreOffice/6.3.0.4$Windows_X86_64 LibreOffice_project/057fc023c990d676a43019934386b85b21a9ee99</meta:generator>
    <meta:document-statistic meta:table-count="2" meta:image-count="0" meta:object-count="0" meta:page-count="2" meta:paragraph-count="36" meta:word-count="175" meta:character-count="1041" meta:non-whitespace-character-count="902"/>
  </office:meta>
</office:document-meta>
</file>